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82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3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3.11.21, 01:54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ana Brumat - 😡😡😡ISRAEL.....KEINE IMPFUNG, KEINE LEBENSMITTEL!!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ana Brumat -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😡😡😡ISRAEL.....KEINE IMPFUNG, KEINE LEBENSMITTEL!!... |…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ana Brum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. Februar um 10:51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RAEL.....KEINE IMPFUNG, KEINE LEBENSMITTEL!!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Fehlinformationen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Überprüft von unabhängigen Faktenprüfern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Grund anzeigen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ideo anse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Fehlinformation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91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106 Kommentare 601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115</text:p>
          </table:table-cell>
          <table:table-cell table:number-columns-repeated="6"/>
        </table:table-row>
        <table:table-row table:style-name="ro1">
          <table:table-cell table:formula="of:=SUM([.A30:.A100000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01 Mal gete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rner Falk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Zukunft für Österreich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ana Bruma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ner Falke Werner, vorher verlasse ich dieses Land!! Ganz Österreich muß aufsteh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 diesen Kampf führen!!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rnen Lich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ana Brumat nicht nur Österreich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gitta Strob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ner Falke für die welt meinst du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 M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ilvana.brumat/posts/391818206489859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/1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5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ana Brumat - 😡😡😡ISRAEL.....KEINE IMPFUNG, KEINE LEBENSMITTEL!!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ner Falk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lobales Spiel..es gehören immer zwei dazu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nn Sch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ii KS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ii K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nn Scha oh Gott wenn das hier passiert bin ich aber ganz schnell we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nn Sch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ii KS die Frage ist nur wohin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ii K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nn Scha Polen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nn Sch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ii KS Stimmt , da soll ja wieder alles recht normal sein .. können ja schonmal nach frei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ohnungen gucken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k Ebe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israelische Volk wird erpresst . . . das ist kidnappin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dal Kena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urak Ünal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dal Kena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rina Hüttne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dal Kena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yze El Guerrero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9 M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ilvana.brumat/posts/391818206489859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1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5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ana Brumat - 😡😡😡ISRAEL.....KEINE IMPFUNG, KEINE LEBENSMITTEL!!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ke Kick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se Kreatur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Grei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uy Bahir Could you please tell me what this video is about?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n't buy groceries in Israel if one is not vaccinated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 is shown to tell us that one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uy Bah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ll, it's "about" time people do some fact checking before they post misinterpreted shi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ke this and state it as absolte fact maybe? Isn't there enough stuff ACTUALLY wrong wi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rael thet people need to make things up on top of it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body checks for vaccination "certificates" when you go buy groceries, or when you en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y of the many "essential" services or businesses (not yet anyway, who knows what they'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 next) - they do check for it (apparently from this video) at the entrances to SOME of th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ly just reopened shopping malls I guess, because there IS a statewide panic and a nois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ment of idiot anti-vaccers causing yet another cultural war in our otherwise oh-sopeaceful bit of deranged he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 yes, YOU CAN BUY FOOD WITHOUT VACCINATION (unless maybe you choose to g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cifically to a supermarket inside a shopping mall through the shopping mall's gate a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 through the supermarket's enrance)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 Gefällt mir 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mi Sa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Greiter Layaly Mansour Israel by food no vaccine no food, here soon with travel and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 this is absolutely china sty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 Gefällt mir 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Grei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uy Bahir Thank you so much!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y this shit pass quickly!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o Fiorill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uy Bahir but they cannot go to the shopping malls without it right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 Gefällt mir 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uy Bah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o Fiorill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honestly have no idea - a quick Google search showed that last week some malls decided t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pen (against govt decision) and tried this idea - to let only people who have been vaccinated in but it failed and they closed up agai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r as I know, malls only open officially tomorrow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 Gefällt mir 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uy Bah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o Fiorill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silvana.brumat/posts/391818206489859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1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5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ana Brumat - 😡😡😡ISRAEL.....KEINE IMPFUNG, KEINE LEBENSMITTEL!!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lls and street shops will open tomorrow, with some restrictions as to how many people p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are meter etc. I think there's a govt IDEA to only allow vaccinated people into concer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c./ maybe some types of stores, and it's being fought and debated as per whether it's leg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 no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't get me wrong, there are some limitaions, but aren't there everywhere right now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so don't get me wrong, I think our govt are a bunch of cunts - but that doesn't change th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t that this post is a lie and Israel isn't a dictatorship under martial law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 Gefällt mir 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o Fiorill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uy Bahir well if they allow only vaccinated people anywhere it is medical discrimination, her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n Europe there is an European law that says vaccines are not mandatory and no-one c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criminate on this . But most of people don't know that and just fall into the trap wi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paganda . I'm against vaccines especially this one, but I respect pro vacc, that's thei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oice, and it should be the same the other way , here it's not really about vaccines, its abo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edom and free of choic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 Gefällt mir 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uy Bah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o Fiorill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at's basically the argument right now over here, whether it's legal or no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 Gefällt mir 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o Fiorill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uy Bahir you people should fight for your rights , the world is watching you, it's about huma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ghts and freedom, covid and vaccines are just excuse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 Gefällt mir 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uy Bah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o Fiorill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anks very much for pointing that out, I will let "the people" know, I'm sure none of u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otic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o Fiorill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uy Bahir I'm sure your kidding but anyway this is the main point, you guys have be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hrough that once , and that's how all started in the 30s in Germany. And I'm sure you will no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ll this time , wish you all the best and being stro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uy Bah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'm sorry, I get a bit impatient with the endless Covid arguing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hank you, I appreciate the sentiment, davve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Grei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uy Bahir I'm sorry for starting this thread for you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ilvana.brumat/posts/391818206489859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1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5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ana Brumat - 😡😡😡ISRAEL.....KEINE IMPFUNG, KEINE LEBENSMITTEL!!... | Facebook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uy Bahir I'm sorry for starting this thread for you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uy Bah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Grei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t was actually painless, relatively speaking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idering my opinions and beliefs, I dislike being in any position defending this fuck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ntry - but I really hate outright lies being told on any subjec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 Gefällt mir 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Grei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uy Bahir Tell me about it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 Gefällt mir 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talia Antcza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glaube ich nicht... Das ist bestimmt ein Fake Video... Gedreht um den Leuten Angst zu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 Reit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egret Ernst du kannst, bzw. kennst jemanden, der hebräisch kann. Ist da was dran?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egret Erns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.‫ אני מדברת עברית‬,‫קן‬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.‫ לא טוב מאוד‬,‫אבל אני חושבת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.‫אני לומדת עברית בבית‬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egret Erns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Zeev Itzhak Tschan .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as ist dort lo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verstehe nicht, was die Leute sag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izabeth T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jandra Sanchez Gallegos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ilvana.brumat/posts/391818206489859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/1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5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ana Brumat - 😡😡😡ISRAEL.....KEINE IMPFUNG, KEINE LEBENSMITTEL!!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ven Höhn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 will die Impfung scho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We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macht Hoffnun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ssica Aurelia Hua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ölle! Nein! Wenn das i.wann überall so sein sollte, verhungere ich lieber, als mir die Brüh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tzen zu lassen!!! Hoffentlich setzt sich die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 durch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egret Erns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 Klein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annst du mir sagen, worum es hier in diesem Beitrag genau geht und was die Leute dort sag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 Kle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 kommt Silvana Brumat darauf, dass es sich um einen Lebensmittelladen handelt? S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t sind wir in Israel nicht, dass wir Nicht-Geimpfte hungern lass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Lebensmittelläden sind nie geschlossen worden. Geöffnet haben heute die „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benswichtigen Geschäfte“. Daher das rote Schild links am Fenster: „Wie gut, euch wie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 sehen.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rzer Dialog zwischen einer unsichtbaren Reporterin und einem Mann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 „Sind Sie froh, dass wir aufmachen?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 „Natürlich bin ich froh. Wir haben uns impfen lassen, haben gemacht und getan. Wir hab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tan, dass ganz Israel sich impfen lässt.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stelle fest, dass die Leute immer noch maskiert sind. Wenn der Impfstoff gegen das Vir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ützt, wozu brauche ich eine Maske? Wenn er nicht schützt, wozu muss ich mich impf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s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egret Erns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 Klein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anke dir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fan Rei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elin Göderl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 Klein Dankeschö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rsten Fisch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 Klein Dankeschö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silvana.brumat/posts/391818206489859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/1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5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ana Brumat - 😡😡😡ISRAEL.....KEINE IMPFUNG, KEINE LEBENSMITTEL!!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 Breg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cht jetzt? Denkt mal 80 Jahre zurück..... Ein Schelm der Böses denkt.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Zorica Küh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 Bregy https://www.nomos-elibrary.de/10.5771/9783845203348-227/ein-intellektuellermarshall-plan-die-hilfe-der-rockefeller-foundation-beim-wiederaufbau-der-wissenschaftenin-deutschland-nach-1945?page=1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in intellektueller Marshall-Plan? Die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mos-elibrary.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ia Pap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at Avital liatKannst Du das bitte übersetzen? Um was geht es da? Danke Dir!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lo Dax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in Corona-Protest-Song zur größten Lüge und Fake-Pandemie der Welt, Zerstörung der Wirtschaft,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astro und Musikszene für meine lieben Freunde aus der BRD - extra für Euch 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CHDEUTSCH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 sofort ÜBERALL ALS DOWNLOAD UND STREAM erhältlich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„Es ist anders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: Hanneliese Kreissl-Wur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 Flo Daxner / Hanneliese Kreissl-Wur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„Es ist anders - Single“ von Flo Daxn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usic.apple.com/at/album/es-ist-anders-single/15513753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 ist anders - Sing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sic.apple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lo Dax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TZT zur Corona-Lüge, Fake-Pandemie und der Zerstörung der Musikszene sowie der Gastronomi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überall downloaden und teilen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„Es is sowieso ganz anders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: Hanneliese Kreissl-Wur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 Flo Daxner / Hanneliese Kreissl-Wur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„Es is sowieso ganz anders - Single“ von Flo Daxn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usic.apple.com/at/album/es-is-sowieso-ganz-anders-single/15169497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 is sowieso ganz anders - Sing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sic.apple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ilvana.brumat/posts/391818206489859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/1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5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ana Brumat - 😡😡😡ISRAEL.....KEINE IMPFUNG, KEINE LEBENSMITTEL!!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ela Dann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ha ihr beurteilt ein Video wo ihr weder lesen könnt, was da steht noch versteht was die sagen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au so wenig wisst ihr, ob es dabei um Lebensmittel ge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Heineck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ela Danninger es ist doch vollkommen egal, ob es um Lebensmittel geht oder nicht! E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ht um die Kennzeichnung von Menschen, um Einstufung in gut oder böse. Gerade Isra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lte wissen, dass diese Sichtbarmachung eine Diskriminierung von Teilen der Bevölker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deutet. Da hilft auch es auch nicht, genau zu wissen, ob es da um Lebensmittel geht o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ben nicht. Das hat mit Demokratie nichts mehr zu tu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ela Dann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rk 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h wirklich geht’s darum, woher weist du das kannst du Hebräisch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h sehe da nur Menschen, die einem Typen einen Zettel zeig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 mehr und nicht wenig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hr seid doch alle Paranoid und leidet unter Verfolgungswah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ela Dann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rk 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w nicht nur Paranoia sondern auch unterbelichtet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nst du eine normale Frage nicht beantwort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hlen dir dazu die Gehirnzell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nst du Hebräisch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ist hier die Frage, falls nicht ist das Video nichts sagen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 kann natürlich in allem eine Bedrohung sehen, das liegt an der Paranoia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würde das mal untersuchen lass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ela Dann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rk S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hr seid alle parano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s soll die Überschrift, das ist sowas von daneben und am Thema vorbei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ela Dann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rk S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s ist die Übersetzun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s da Lebensmittel gegen Impfung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ilvana.brumat/posts/391818206489859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8/1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5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ana Brumat - 😡😡😡ISRAEL.....KEINE IMPFUNG, KEINE LEBENSMITTEL!!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ela Dann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rk S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che Videos sollen Menschen aufwiegeln, nichts weit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se ganzen Gegner die jede einzelne Maßnahme für dumm halt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d einfach nur unterbelichtete Bauern, zurückgebliebene Steinzeit Mensch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l die Regierung einfach garnichts tu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n dann Kinder sterben kommen Schlagzeilen wie „Regierung tötet absichtlich kinder“ oder 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cht die Regierung etwas heist es „die wollen uns Chipen und uns alle rechte nehmen“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corona ist eine Lüge, damit wir alles wichtige vergess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hr seid doch alle krank im Kopf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ll dich an die Spitze und mach es bess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emand behauptet es ist alles super durchdac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ür niemanden ist es lustig oder einfa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er wenn ihr mit diesem bullshit weiter mac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rben wir nicht an einem Virus, sondern an einem Bürgerkrie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er hey egal Hauptsache du musst keine Maske tragen nicht wahr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riegt euch mal wieder ein, die meisten kommen mit ihrem Freiheits Gelaber, in dem s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schismus an den Tag leg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 das ist alles super schlau und durchdacht, ihr solltet alle einen Orden bekomm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ela Dann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rk 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 hättest zu Pest Zeiten bestimmt auch nein zu Penicillin gesagt oder 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rry aber alles ab Medikamenten und Impfungen wurde irgendwann erfun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ätten die damals die Möglichkeit der Hygienestandards gehab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der auch nur Menschen die sich für ihr Leben interessier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ären nicht so viele gestor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 Pest Zeiten gab es keine Menschenrechte nur so als info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haben dich auf offener Straße zum Sterben liegen gelass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t das besser 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spanische Grippe hat alle überrannt noch bevor die Wussten was los ist, sind vie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nschen gestor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selbst die haben Masken getrag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 hätte niemand nein zu einer Impfung gesag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sehe es als ignorant und dumm, andere Menschenleben zu opfern, nur weil man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reit ist ein Teil der Lösung zu sei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rry aber wenn man mich fragt sollten in der Grippe Zeit regeln wie mundschutz beim Arz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einkaufen so oder so Pflicht sei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fach aus dem Grund weil die Grippe auch gefährlich ist gerade auch für alte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wach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es andere ist purer Egoismu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ich hoffe die ganzen idioten, bekommen genau so viel Egoismus zu spüren wenn sie a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schwach sin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t dann nämlich nicht mehr so witzig und unwichtig, wenn man selbst sterben könnt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dal Kalk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t dem Video werden wir getriggert, nicht darüber Gedanken machen, immer im Widerstand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iben und aufklären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nny Jenn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silvana.brumat/posts/391818206489859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9/1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5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ana Brumat - 😡😡😡ISRAEL.....KEINE IMPFUNG, KEINE LEBENSMITTEL!!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nau...das meiste, was die Mainstreammedien bringen, sind Lügen...sie wollen un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nschenrechtler nur psychisch fertig machen..damit wir aufgeb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si Köh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wieder werden Menschen gekennzeichnet...was ist nur los mit den Leuten? Wegen sinnfreiem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nsum lassen die das mit sich mach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Ma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bleibt mir unbegreiflich dass der angeblich intelligente Mensch sich all das bieten läss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fassbar. Aber ich glaube nicht, dass es dort einen impfzwang gib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rsten Fi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Mai ... eventuell mal Köpfchen einschalten? Sieht das aus wie ein Lebensmittelgeschäft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.. alternative Lügenpresse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Ma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rsten Fischer das ist ein Shoppingcenter Herr schlauberger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nis Bau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 bei den Juden!! Stern drauf damit du gleich erkannt wirst! Geschichte wiederholt sich imm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eder! Aber dieses Mal ist es das letzte mal! Die Erde wird von der Tyrannei befrei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orgios Ikonomo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nis Baumer eine menschenverachtende Tötungsmaschienerie mit Einer Lebensrettungs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agne zu vergleichen zeugt entweder von Debilität oder von Ignoranz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Clavadet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orgios Ikonomou welche lebensrettungskampagne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orgios Ikonomo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Clavadetscher Impfungen natürlich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Clavadet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ilvana.brumat/posts/391818206489859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/1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5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ana Brumat - 😡😡😡ISRAEL.....KEINE IMPFUNG, KEINE LEBENSMITTEL!!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Clavadet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orgios Ikonomou lebensrettend für wen? für risikopatienten oder jeden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Clavadet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hen sie, es ist ganz einfach: die welt funktioniert nach dem 99:1 prinzip. 99% müss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twas über sich ergehen lassen um 1% zu dienen. auch hier. und das ist ganz einfach fals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 ist nicht solidarisch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orgios Ikonomo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Clavadetscher angesichts der Tatsache, dass auch jüngere gestorben si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cherlich für all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Clavadet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orgios Ikonomou nein. nur für die risikopatienten. zudem: wieviele junge leute sind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storb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orgios Ikonomo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Clavadetscher absolute Zahlen kenne ich nicht, aber jüngere Patienten hatte ich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onders tragisch ist das : https://www.morgenpost.de/vermischtes/article230704874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ona-Influencer-Fitness-tot-Covid-19-Tuerkei-Urlaub.html?service=am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tness-Influencer (33) leugnet Corona -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genpost.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Clavadet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 deutschland sind 2267 menschen unter 60 an oder mit covid verstorben. von rund 68‘000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rag abgelehnt! denn das sind schlichtweg zu wenige um das grundgesetz der körperli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versehrtheit zu kippen. und auch zu wenige um mein absolut fittes immunsystem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rstör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Clavadet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ja... ich kenne viele die sich gegen grippe impfen liessen und nun die ganze zeit krank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ind! alle 2 monate mindestens einmal. das will ich nicht! und es ist mein recht dies nicht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llen! für mein leben! wer sich schützen will, der soll das freiwillig tun! aber einen zwa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raus zu machen ist nötigung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Clavadet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orgios Ikonomou einzelbeispiele, das gefundene fressen für medien, als argument zu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ringen ist billig. aber schamlos ist, mich mit einem coronaleugner zu vergleichen. kennen s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wort anstand? dann lassen sie diesen bitte walten. dank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nis Bau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orgios Ikonomou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ilvana.brumat/posts/391818206489859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/1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5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ana Brumat - 😡😡😡ISRAEL.....KEINE IMPFUNG, KEINE LEBENSMITTEL!!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nis Bau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h Leute!! Werdet doch wach!! Es ist erschreckend wie manipuliert die Masse ist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Clavadet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.. denn ich leugne nicht, das es die krankheit gibt. aber ich will selbst entscheiden, ob ich mi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mpfen will oder nicht... das ist alles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orgios Ikonomo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Clavadetscher man kann auch mit einer Grippeimpfung einen grippalen Infek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kommen aber die Wahrscheinlichkeit an der klassische Grippe zu erkranken ist deutl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ringer und wenn, dann übersteht man sie besser. Auch mit Gurt kann man bei ein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ounfall ster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nis Bau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Clavadetscher und bei dem Angstporno den man den Menschen aufdrückt wird e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ute mit schweren Verläufen geben! Denn der Körper reagiert of das was im Kopf ist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orgios Ikonomo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Clavadetscher viele Einzelbeispiele machen die Masse aus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Clavadet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nis Baumer genau! richtig! alle krankheiten sind auch psychosomatisch! wer sich d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nze zeit nachrichten lässt, muss nicht wundern das sein immunsystem ein pfusch wird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er das verstehen die meisten nicht. genauso wenig das tatsachen nicht nur aus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ssenschaft kommen, sondern dass die wissenschaft dazu verpflichtet ist, annahmen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weisen. heisst aber nicht, dass tatsachen nicht tatsachen bleiben. auch hier sei das w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au zu beobachten: tat und sachen. also sachen die man glaubt, in die tat umzusetz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der eben umgekehrt. wird aber noch ein weilchen dauern bis die verschulten das lern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orgios Ikonomo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Clavadetsch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erzteblatt.de/blog/117812/Das-Jahr-2020-Warum-sterben-ueberproportionalviele-junge-Erwachse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er mal keine Einzelbeispie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Jahr 2020: Warum sterben ü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erzteblatt.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Clavadet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orgios Ikonomou ok. dann sind sie also auch für ein 99:1 system. gut. ihre wahl. aber mein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st es nich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nis Bau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orgios Ikonomou lebensrettend??? Die Impfung?? Tötungsmaschine Virus??? Lass mi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m.facebook.com/silvana.brumat/posts/391818206489859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2/1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5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ana Brumat - 😡😡😡ISRAEL.....KEINE IMPFUNG, KEINE LEBENSMITTEL!!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orgios Ikonomou lebensrettend??? Die Impfung?? Tötungsmaschine Virus??? Lass m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ten du hast studiert oder? Ich vermute du bist Arz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Clavadet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orgios Ikonomou überproportional? 2267 menschen (quelle übrigens das deutsch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atistikamt oder wie das heisst)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i 83 millionen? muss ich die promille ausrechn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Clavadet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orgios Ikonomou das (!) ist nicht bewiesen! und wenn ich meine grippe geimpften freund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t mir vergleiche, dann ist klar dass dies nonsens ist. denn ich war seit 15 oder mehr jahr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 mehr krank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orgios Ikonomo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Clavadetscher erzähl diesen Unsinn den Angehörigen der vielen Toten. Den Müttern,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üdern etc. mal schauen ob die auch glauben, deren Tot hat psychosomatische Ursach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Clavadet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rank macht unsere gesellschaft der konsum! vor allem der medienkonsum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Clavadet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orgios Ikonomou habe ich ihnen das du angeboten? nein. also auch hier wieder: anstand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itte. ich diskutiere gerne. aber anständig. dank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orgios Ikonomo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Clavadetscher deine geimpften Freunde zählen zu den Einzelbeispielen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Clavadet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orgios Ikonomou so viele tote unter 60ig sind das nicht. etwa so viele wie im verkehr. denn wi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d ja nun bei mehr als einem jahr covid 19. wenn eine gesellschaft nicht mehr imstande ist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mste kollateralschäden in kauf zu nehmen, dafür aber gesunde menschen wegen dies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en direkten oder auch indirekten einführt, haben wir echt etwas verloren, dass sich ethi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nnt und von ihrem land einst eingeführt wurde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Clavadet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orgios Ikonomou ich habe ihnen noch immer nicht das du angeboten. also bitte. danke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nis Bau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orgios Ikonomou ich kann diesen Quatsch nicht lesen! Wir haben weltweit ein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tersterblichkeit in 2020! Ich kann mich mit solchen Schlafschafen nicht mehr auseinanderset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ilvana.brumat/posts/391818206489859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/1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5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ana Brumat - 😡😡😡ISRAEL.....KEINE IMPFUNG, KEINE LEBENSMITTEL!!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Clavadet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orgios Ikonomou der kommentar meiner ukrainischen frau, die mit der frau besagt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nfluencers befreundet ist, ob besagter an covid gestorben ist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ues Diefurt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nis Baum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 Schal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stimmt nicht!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laudia Erhar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smet Sme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ist wir mit juden haben die so gemach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orgios Ikonomo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utzig. Und was sagt das aus? Sieht eher aus wie ein Einkaufszentrum. Nicht unbeding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nswichti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na Ma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ke!!!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eologos Aggo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silvana.brumat/posts/391818206489859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4/1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5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ana Brumat - 😡😡😡ISRAEL.....KEINE IMPFUNG, KEINE LEBENSMITTEL!!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in stimmt nicht alles Lüg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Hayl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ist ein Fak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t Albatros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CPVIRU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nder Rei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ist kein Supermarkt, sondern ein Einkaufszentrum. Das erkennt man auch in Video. Warum als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 Text "keine Impfung, keine Lebensmittel"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-Peter Bar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 systematisch in kompakter und übersichtlicher Form faktenbasiert Wissen und Kenntnisse üb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ie Hintergründe des Impfens erlangen möchte, sogar vollkommen kostenlos, ist in dies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fklärungsgruppe herzlich willkommen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facebook.com/groups/4079667333705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gen Impfen - IMPFormier Dich! (GI-ID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ilvana.brumat/posts/391818206489859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5/1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7" table:formula="of:=COUNTIF([.C$1:.C$1048576];&quot;X&quot;)" office:value-type="float" office:value="30" calcext:value-type="float">
            <text:p>30</text:p>
          </table:table-cell>
          <table:table-cell table:style-name="ce7" table:formula="of:=COUNTIF([.D$1:.D$1048576];&quot;X&quot;)" office:value-type="float" office:value="28" calcext:value-type="float">
            <text:p>28</text:p>
          </table:table-cell>
          <table:table-cell table:formula="of:=COUNTIF([.E$1:.E$1048576];&quot;X&quot;)" office:value-type="float" office:value="0" calcext:value-type="float">
            <text:p>0</text:p>
          </table:table-cell>
          <table:table-cell table:style-name="ce7" table:formula="of:=COUNTIF([.F$1:.F$1048576];&quot;X&quot;)" office:value-type="float" office:value="48" calcext:value-type="float">
            <text:p>48</text:p>
          </table:table-cell>
          <table:table-cell table:formula="of:=COUNTIF([.G$1:.G$1048576];&quot;X&quot;)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1667];[.D1667];[.F1667])" office:value-type="float" office:value="106" calcext:value-type="float">
            <text:p>106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690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.00.0000</text:date>, <text:time style:data-style-name="N2" text:time-value="03:59:55.879424814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6T04:27:35.056539096</dc:date>
    <meta:editing-duration>PT7M22S</meta:editing-duration>
    <meta:editing-cycles>11</meta:editing-cycles>
    <meta:document-statistic meta:table-count="1" meta:cell-count="1131" meta:object-count="0"/>
  </office:meta>
</office:document-meta>
</file>